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A0000007B5687D0F787A4D5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style:text-properties style:font-name="Times New Roman" fo:font-style="italic" style:font-style-asian="italic" style:font-style-complex="italic"/>
    </style:style>
    <style:style style:name="P5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33% 58%" style:font-name="Times New Roman" fo:font-style="italic" style:font-style-asian="italic" style:font-style-complex="italic"/>
    </style:style>
    <style:style style:name="T4" style:family="text">
      <style:text-properties style:text-position="0% 100%"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74cm" svg:height="3.253cm" svg:x="2.452cm" svg:y="2.065cm">
          <draw:image xlink:href="Pictures/100000000000009A0000007B5687D0F787A4D504.png" xlink:type="simple" xlink:show="embed" xlink:actuate="onLoad" loext:mime-type="image/png">
            <text:p/>
          </draw:image>
        </draw:frame>
        <draw:custom-shape draw:style-name="gr2" draw:text-style-name="P1" xml:id="id1" draw:id="id1" draw:layer="layout" svg:width="0.508cm" svg:height="0.508cm" svg:x="8.36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draw:line-skew="-0.095cm" svg:x1="8.44cm" svg:y1="3.36cm" svg:x2="8.8cm" svg:y2="3.36cm" draw:start-shape="id1" draw:start-glue-point="5" draw:end-shape="id1" draw:end-glue-point="11" svg:d="M8440 3360c0-1005 360-1005 360 0" svg:viewBox="0 0 361 755">
          <text:p/>
        </draw:connector>
        <draw:custom-shape draw:style-name="gr2" draw:text-style-name="P1" xml:id="id2" draw:id="id2" draw:layer="layout" svg:width="0.508cm" svg:height="0.508cm" svg:x="11.481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11.555cm" svg:y1="3.335cm" svg:x2="11.915cm" svg:y2="3.335cm" draw:start-shape="id2" draw:start-glue-point="5" draw:end-shape="id2" draw:end-glue-point="11" svg:d="M11555 3335c0-862 360-862 360 0" svg:viewBox="0 0 361 647">
          <text:p/>
        </draw:connector>
        <draw:custom-shape draw:style-name="gr2" draw:text-style-name="P1" xml:id="id3" draw:id="id3" draw:layer="layout" svg:width="0.508cm" svg:height="0.508cm" svg:x="9.881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draw:line-skew="-0.271cm" svg:x1="9.955cm" svg:y1="5.435cm" svg:x2="10.315cm" svg:y2="5.435cm" draw:start-shape="id3" draw:start-glue-point="5" draw:end-shape="id3" draw:end-glue-point="11" svg:d="M9955 5435c0-1269 360-1269 360 0" svg:viewBox="0 0 361 953">
          <text:p/>
        </draw:connector>
        <draw:connector draw:style-name="gr3" draw:text-style-name="P2" draw:layer="layout" draw:type="curve" svg:x1="11.735cm" svg:y1="3.769cm" svg:x2="10.389cm" svg:y2="5.615cm" draw:start-shape="id2" draw:start-glue-point="8" draw:end-shape="id3" draw:end-glue-point="10" svg:d="M11735 3769c0 1231-448 1846-1346 1846" svg:viewBox="0 0 1347 1847">
          <text:p/>
        </draw:connector>
        <draw:connector draw:style-name="gr3" draw:text-style-name="P2" draw:layer="layout" draw:type="curve" svg:x1="9.881cm" svg:y1="5.615cm" svg:x2="8.62cm" svg:y2="3.794cm" draw:start-shape="id3" draw:start-glue-point="6" draw:end-shape="id1" draw:end-glue-point="8" svg:d="M9881 5615c-841 0-1261-607-1261-1821" svg:viewBox="0 0 1262 1822">
          <text:p/>
        </draw:connector>
        <draw:frame draw:style-name="gr4" draw:text-style-name="P3" draw:layer="layout" svg:width="1.37cm" svg:height="1.038cm" svg:x="7.123cm" svg:y="3.01cm">
          <draw:text-box>
            <text:p><text:span text:style-name="T1">“</text:span><text:span text:style-name="T1">1”</text:span></text:p>
          </draw:text-box>
        </draw:frame>
        <draw:frame draw:style-name="gr4" draw:text-style-name="P3" draw:layer="layout" svg:width="1.37cm" svg:height="1.038cm" svg:x="12.176cm" svg:y="3.01cm">
          <draw:text-box>
            <text:p><text:span text:style-name="T1">“</text:span><text:span text:style-name="T1">2”</text:span></text:p>
          </draw:text-box>
        </draw:frame>
        <draw:frame draw:style-name="gr4" draw:text-style-name="P3" draw:layer="layout" svg:width="1.37cm" svg:height="1.038cm" svg:x="9.382cm" svg:y="5.804cm">
          <draw:text-box>
            <text:p><text:span text:style-name="T1">“</text:span><text:span text:style-name="T1">3”</text:span></text:p>
          </draw:text-box>
        </draw:frame>
        <draw:frame draw:style-name="gr4" draw:text-style-name="P5" draw:layer="layout" svg:width="1.683cm" svg:height="1.105cm" svg:x="1cm" svg:y="3.286cm">
          <draw:text-box>
            <text:p text:style-name="P4"><text:span text:style-name="T2">M</text:span><text:span text:style-name="T3">R</text:span><text:span text:style-name="T4">=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1T07:28:59.920000000</meta:creation-date>
    <dc:date>2021-03-01T08:13:07.968000000</dc:date>
    <meta:editing-duration>PT23M47S</meta:editing-duration>
    <meta:editing-cycles>1</meta:editing-cycles>
    <meta:document-statistic meta:object-count="13"/>
    <meta:generator>LibreOffice/6.3.2.2$Windows_X86_64 LibreOffice_project/98b30e735bda24bc04ab42594c85f7fd8be07b9c</meta:generator>
  </office:meta>
</office:document-meta>
</file>